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TimesNewRomanPSMT1" svg:font-family="TimesNewRomanPSMT" style:font-family-generic="roman"/>
    <style:font-face style:name="TimesNewRomanPSMT" svg:font-family="TimesNewRomanPSMT"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margin-top="0cm" fo:margin-bottom="0cm" fo:line-height="100%" style:writing-mode="lr-tb"/>
      <style:text-properties fo:font-variant="normal" fo:text-transform="none" fo:color="#000000" style:text-line-through-style="none" style:font-name="Times New Roman" fo:font-size="15.75pt" fo:font-style="normal" style:text-underline-style="none" fo:font-weight="bold" style:text-blinking="false" fo:background-color="transparent"/>
    </style:style>
    <style:style style:name="P2" style:family="paragraph" style:parent-style-name="Text_20_body">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3" style:family="paragraph" style:parent-style-name="Text_20_body">
      <style:paragraph-properties fo:margin-top="0cm" fo:margin-bottom="0cm" fo:line-height="100%"/>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4" style:family="paragraph" style:parent-style-name="Text_20_body">
      <style:paragraph-properties fo:margin-left="0cm" fo:margin-right="0cm" fo:margin-top="0cm" fo:margin-bottom="0cm" fo:line-height="100%" fo:text-align="start" style:justify-single-word="false" fo:text-indent="0cm" style:auto-text-indent="false" style:writing-mode="lr-tb"/>
      <style:text-properties fo:font-variant="normal" fo:text-transform="none" fo:color="#000000" style:text-line-through-style="none" style:font-name="Times New Roman" fo:font-size="9.69999980926514pt" fo:font-style="normal" style:text-underline-style="none" fo:font-weight="normal" style:text-blinking="false" fo:background-color="transparent" style:font-size-asian="9.69999980926514pt" style:font-size-complex="9.69999980926514pt"/>
    </style:style>
    <style:style style:name="P5" style:family="paragraph" style:parent-style-name="Text_20_body">
      <style:paragraph-properties fo:margin-left="0cm" fo:margin-right="0cm" fo:margin-top="0cm" fo:margin-bottom="0cm" fo:line-height="100%" fo:text-align="center" style:justify-single-word="false" fo:text-indent="0cm" style:auto-text-indent="false" style:writing-mode="lr-tb"/>
      <style:text-properties fo:font-variant="normal" fo:text-transform="none" fo:color="#85200c" style:text-line-through-style="none" style:font-name="Times New Roman" fo:font-size="21.75pt" fo:font-style="normal" style:text-underline-style="none" fo:font-weight="bold" style:text-blinking="false" fo:background-color="transparent"/>
    </style:style>
    <style:style style:name="P6" style:family="paragraph" style:parent-style-name="Standard" style:list-style-name="">
      <style:paragraph-properties style:text-autospace="none"/>
      <style:text-properties style:font-name="TimesNewRomanPSMT" fo:font-size="11pt" style:font-name-asian="TimesNewRomanPSMT" style:font-size-asian="11pt" style:font-name-complex="TimesNewRomanPSMT" style:font-size-complex="11pt"/>
    </style:style>
    <style:style style:name="P7" style:family="paragraph" style:parent-style-name="Standard" style:list-style-name="L4">
      <style:paragraph-properties style:text-autospace="none"/>
      <style:text-properties style:font-name="TimesNewRomanPSMT" fo:font-size="11pt" style:font-name-asian="TimesNewRomanPSMT" style:font-size-asian="11pt" style:font-name-complex="TimesNewRomanPSMT" style:font-size-complex="11pt"/>
    </style:style>
    <style:style style:name="P8" style:family="paragraph" style:parent-style-name="Standard" style:list-style-name="">
      <style:paragraph-properties fo:text-align="start" style:justify-single-word="false" style:text-autospace="none"/>
      <style:text-properties style:font-name="TimesNewRomanPSMT" fo:font-size="11pt" fo:font-style="italic" style:font-name-asian="TimesNewRomanPSMT" style:font-size-asian="11pt" style:font-style-asian="italic" style:font-name-complex="TimesNewRomanPSMT" style:font-size-complex="11pt" style:font-style-complex="italic"/>
    </style:style>
    <style:style style:name="P9" style:family="paragraph" style:parent-style-name="Standard" style:list-style-name="">
      <style:paragraph-properties style:text-autospace="none"/>
      <style:text-properties style:font-name="TimesNewRomanPSMT" fo:font-size="11pt" fo:font-style="italic" style:font-name-asian="TimesNewRomanPSMT" style:font-size-asian="11pt" style:font-style-asian="italic" style:font-name-complex="TimesNewRomanPSMT" style:font-size-complex="11pt" style:font-style-complex="italic"/>
    </style:style>
    <style:style style:name="P10" style:family="paragraph" style:parent-style-name="Heading_20_1">
      <style:paragraph-properties fo:margin-top="0cm" fo:margin-bottom="0cm" fo:line-height="100%"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11" style:family="paragraph" style:parent-style-name="Heading_20_1">
      <style:paragraph-properties fo:margin-top="0cm" fo:margin-bottom="0cm" fo:line-height="100%" style:writing-mode="lr-tb"/>
      <style:text-properties fo:font-variant="normal" fo:text-transform="none" fo:color="#134f5c" style:text-line-through-style="none" style:font-name="Times New Roman" fo:font-size="15.75pt" fo:font-style="normal" style:text-underline-style="none" fo:font-weight="bold" style:text-blinking="false" fo:background-color="transparent"/>
    </style:style>
    <style:style style:name="P12" style:family="paragraph" style:parent-style-name="Heading_20_1">
      <style:paragraph-properties fo:margin-top="0cm" fo:margin-bottom="0cm" fo:line-height="100%" fo:background-color="transparent" style:writing-mode="lr-tb">
        <style:background-image/>
      </style:paragraph-properties>
      <style:text-properties fo:font-variant="normal" fo:text-transform="none" fo:color="#134f5c" style:text-line-through-style="none" style:font-name="Times New Roman" fo:font-size="15.75pt" fo:font-style="normal" style:text-underline-style="none" fo:font-weight="bold" style:text-blinking="false" fo:background-color="transparent" style:font-name-asian="Times New Roman1" style:font-size-asian="12pt" style:font-name-complex="Times New Roman1" style:font-size-complex="12pt"/>
    </style:style>
    <style:style style:name="P13" style:family="paragraph" style:parent-style-name="Heading_20_1" style:list-style-name="L3">
      <style:paragraph-properties fo:margin-top="0cm" fo:margin-bottom="0cm" fo:line-height="100%" fo:background-color="transparent" style:writing-mode="lr-tb">
        <style:background-image/>
      </style:paragraph-properties>
      <style:text-properties fo:font-variant="normal" fo:text-transform="none" fo:color="#134f5c" style:text-line-through-style="none" style:font-name="Times New Roman" fo:font-size="15.75pt" fo:font-style="normal" style:text-underline-style="none" fo:font-weight="bold" style:text-blinking="false" fo:background-color="transparent" style:font-name-asian="Times New Roman1" style:font-size-asian="12pt" style:font-name-complex="Times New Roman1" style:font-size-complex="12pt"/>
    </style:style>
    <style:style style:name="P14" style:family="paragraph" style:parent-style-name="Text_20_body" style:list-style-name="L1">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15" style:family="paragraph" style:parent-style-name="Text_20_body">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name-asian="Times New Roman1" style:font-size-asian="12pt" style:font-name-complex="Times New Roman1" style:font-size-complex="12pt"/>
    </style:style>
    <style:style style:name="P16" style:family="paragraph" style:parent-style-name="Text_20_body" style:list-style-name="L2">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name-asian="Times New Roman1" style:font-size-asian="12pt" style:font-name-complex="Times New Roman1" style:font-size-complex="12pt"/>
    </style:style>
    <style:style style:name="P17" style:family="paragraph" style:parent-style-name="Text_20_body">
      <style:paragraph-properties fo:margin-top="0cm" fo:margin-bottom="0cm" fo:line-height="100%" fo:background-color="transparent" style:writing-mode="lr-tb">
        <style:background-image/>
      </style:paragraph-properties>
    </style:style>
    <style:style style:name="P18" style:family="paragraph" style:parent-style-name="Text_20_body" style:list-style-name="L3">
      <style:paragraph-properties fo:margin-top="0cm" fo:margin-bottom="0cm" fo:line-height="100%" fo:background-color="transparent" style:writing-mode="lr-tb">
        <style:background-image/>
      </style:paragraph-properties>
    </style:style>
    <style:style style:name="P19" style:family="paragraph" style:parent-style-name="Text_20_body" style:list-style-name="L2">
      <style:paragraph-properties fo:margin-top="0cm" fo:margin-bottom="0cm" fo:line-height="100%" fo:background-color="transparent" style:writing-mode="lr-tb">
        <style:background-image/>
      </style:paragraph-properties>
      <style:text-properties style:font-name="Times New Roman" fo:font-size="12pt" style:font-name-asian="Times New Roman1" style:font-size-asian="12pt" style:font-name-complex="Times New Roman1" style:font-size-complex="12pt"/>
    </style:style>
    <style:style style:name="P20" style:family="paragraph" style:parent-style-name="Text_20_body">
      <style:paragraph-properties fo:margin-top="0cm" fo:margin-bottom="0cm" fo:line-height="100%"/>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T1" style:family="text">
      <style:text-properties style:text-position="super 58%"/>
    </style:style>
    <style:style style:name="T2" style:family="text">
      <style:text-properties style:font-name="Times New Roman" style:font-name-asian="TimesNewRomanPSMT1" style:font-name-complex="TimesNewRomanPSMT1"/>
    </style:style>
    <style:style style:name="T3"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name-asian="Times New Roman1" style:font-size-asian="12pt" style:font-name-complex="Times New Roman1" style:font-size-complex="12pt"/>
    </style:style>
    <style:style style:name="T4"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T5" style:family="text">
      <style:text-properties fo:font-variant="normal" fo:text-transform="none" fo:color="#000000" style:text-line-through-style="none" style:font-name="Times New Roman" fo:font-size="12pt" style:text-underline-style="none" fo:font-weight="normal" style:text-blinking="false" fo:background-color="transparent" style:font-name-asian="Times New Roman1" style:font-size-asian="12pt" style:font-name-complex="Times New Roman1" style:font-size-complex="12pt"/>
    </style:style>
    <style:style style:name="T6" style:family="text">
      <style:text-properties fo:font-variant="normal" fo:text-transform="none" fo:color="#000000" style:text-line-through-style="none" fo:font-style="normal" style:text-underline-style="none" fo:font-weight="normal" style:text-blinking="false" fo:background-color="transparent"/>
    </style:style>
    <style:style style:name="T7" style:family="text">
      <style:text-properties fo:font-variant="normal" fo:text-transform="none" fo:color="#000000" style:text-line-through-style="none" style:text-position="super 58%" style:font-name="Times New Roman" fo:font-size="12pt" fo:font-style="normal" style:text-underline-style="none" fo:font-weight="normal" style:text-blinking="false" fo:background-color="transparent" style:font-name-asian="Times New Roman1" style:font-size-asian="12pt" style:font-name-complex="Times New Roman1" style:font-size-complex="12pt"/>
    </style:style>
    <style:style style:name="T8" style:family="text">
      <style:text-properties fo:font-variant="normal" fo:text-transform="none" fo:color="#000000" style:text-line-through-style="none" fo:font-style="italic" style:text-underline-style="none" fo:font-weight="normal" style:text-blinking="false" fo:background-color="transparent" style:font-style-asian="italic" style:font-style-complex="italic"/>
    </style:style>
    <style:style style:name="T9" style:family="text">
      <style:text-properties fo:color="#000000" fo:font-size="12pt" fo:font-weight="normal"/>
    </style:style>
    <style:style style:name="T10" style:family="text">
      <style:text-properties style:font-name="TimesNewRomanPSMT" fo:font-size="11pt" fo:font-style="italic" style:font-name-asian="TimesNewRomanPSMT" style:font-size-asian="11pt" style:font-style-asian="italic" style:font-name-complex="TimesNewRomanPSMT" style:font-size-complex="11pt" style:font-style-complex="italic"/>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ject Arimaa – CR8 : Wednesday, November, 5<text:span text:style-name="T1">th</text:span> </text:p>
      <text:p text:style-name="P4">Presents : Everyone, with Nikos <text:span text:style-name="T2">Parlavantzas</text:span></text:p>
      <text:h text:style-name="P1" text:outline-level="1">Order of business :</text:h>
      <text:list xml:id="list5830565396547250942" text:style-name="L1">
        <text:list-item>
          <text:p text:style-name="P14">Parallelization method implementation (Mikail)</text:p>
        </text:list-item>
        <text:list-item>
          <text:p text:style-name="P14">Packages with rules implementation (Baptiste)</text:p>
        </text:list-item>
        <text:list-item>
          <text:p text:style-name="P14">MCTS simple implementation + missing presentation (Benoit)</text:p>
        </text:list-item>
        <text:list-item>
          <text:p text:style-name="P14">General Software architecture : diagrams (Gabriel)</text:p>
        </text:list-item>
        <text:list-item>
          <text:p text:style-name="P14">API &amp; I/O diagrams (Prateek &amp; Dan)</text:p>
        </text:list-item>
        <text:list-item>
          <text:p text:style-name="P14">Plan of the second report</text:p>
        </text:list-item>
      </text:list>
      <text:p text:style-name="P2"/>
      <text:h text:style-name="P1" text:outline-level="1">Information :</text:h>
      <text:list xml:id="list6001825721811617139" text:style-name="L2">
        <text:list-item>
          <text:p text:style-name="P16">Parallelization methods by Mikail : It's about the parallelization of a cluster of values, there is 2 choices <text:s/>root parallelization with a cluster already implemented, more efficient but redundant (already executed before) and UCD Tree Split. The last one seems complicated toimplement, it only works for HPC (High Performance Computers). The question asked to Nikos was about the performance of Grid'5000 computer. Actually, we don't know what all computers we will use will be, but we sure know that a majority of these computers should have a great performance. For now, we will focus on the simple method (root parallelization), to start, and then go further with Grid'5000 computers. Mikail will do the implementation later (It's not for the next report anyway). Nikos prefers the architecture sharing messages with the same memory instead of MPI (but the decision has already been made), because the communication would have been easy with this messages. Thread are better than MPI for him because of the weight of the computation</text:p>
        </text:list-item>
        <text:list-item>
          <text:p text:style-name="P19"><text:span text:style-name="T6">MCTS class diagram of Benoît. The diagram represents the MCTS algorithm. An implementation has been done, but without any demonstration in front of us (no test presented). Description : Bitboard is an implementation of the board. Move (class) is the output (it will evolves with the API, because an abstract class (with string) is better). For now, the main MCTS fonction uses a certain number of simulations, it can evolve towards a simulation time instead. We have to complete this algorithm with root parallelization. There is a possibility of the reuse of the old results, good but limited by the way we will stock it. The class state can be hidden or changed with an interface. The first fight point is "do we have to use Boost Library ?". For now, Benoit has begun without, but we will have to test it to compare execution times (we have time). The second fight point is "Do the MCTS Tree algorithm is a good solution near the end of the game ?" Benoit thought that the algorithm is not able to do it, because it will evaluate nodes randomly, based on a serious paper. He wanted to change the algorithm near the end of the game, forcing the algorithm to avoid a defeat for instance. The problem is the paper is about MCTS search algorithm and not MCTS tree search algorithm, as written in the same paper <text:tab/></text:span><text:span text:style-name="T8">"</text:span><text:span text:style-name="T10">This note presents a simple counterexample to dispel the illusion that increasing the</text:span></text:p>
        </text:list-item>
      </text:list>
      <text:p text:style-name="P8"><text:tab/><text:tab/>number of random playouts necessarily implies better estimates for simulation-based</text:p>
      <text:p text:style-name="P9"><text:tab/><text:tab/>move planners. Incorporating a tree structure into the search helps redress the problem.<text:span text:style-name="T5"> "</text:span></text:p>
      <text:p text:style-name="P6"><text:span text:style-name="T3"><text:tab/>So this is not a good solution. It will make the treatment heavier if we test everytime at the <text:tab/>end of the game what to do, with the tree working this out for us. We will keep using MCTS, <text:tab/>but still we need to see with Christian what he thinks (Nikos agrees with the MCTS theory).</text:span></text:p>
      <text:p text:style-name="P6"><text:span text:style-name="T3"><text:tab/>We want to reduce the number of moves calculated is 20000 at depth one (too big).</text:span></text:p>
      <text:p text:style-name="P6"><text:span text:style-name="T3"><text:tab/>We will keep using the idea of deleting the nodes with the less probability (or the more for <text:tab/>the AI) to reduce the number of possibilities.</text:span></text:p>
      <text:list xml:id="list4145546901522287787" text:style-name="L4">
        <text:list-item>
          <text:p text:style-name="P7"><text:span text:style-name="T3">About the set of rules/C++ library foreseen, according to Pascal Garcia, it is useless to do it in that kind of game because it is too easy to understand. We will use a simple interface and his implementation to design the rules class. This was Baptiste part, and the implementation of the interface has been done by Benoit. No more work for him to do here.</text:span></text:p>
        </text:list-item>
        <text:list-item>
          <text:p text:style-name="P7"><text:soft-page-break/><text:span text:style-name="T3">About the general architecture, Gabriel has prepared a simple communication diagram between the Model and the UI, then a use case diagram of our game, and a general UML diagram for his application, (the first one), using the MVC mode, detailed (We don't need UML for know, except in the case we want to use his code in or algorithms)</text:span></text:p>
        </text:list-item>
        <text:list-item>
          <text:p text:style-name="P7"><text:span text:style-name="T3">About the API part (Prateek and Dan), they have done a diagram describing all states of the game, from the start menu to the end of the game, describing initialisation (MCTS then user) and moves. The main problem was the relationship between the MCTS program and the original application program (by Gabriel, handling the view). We need to create a program that converts one format to another. We have decided to put it close to the MCTS program, reducing the sending of messages (1 instead of 2).</text:span></text:p>
          <text:p text:style-name="P7"><text:span text:style-name="T3">We have chosen active waiting for our program because we will do parallel calculs in different clusters of processors that will finished almost together at the same time. So we won't use interruptions, just simple functions calls.</text:span></text:p>
          <text:p text:style-name="P7"><text:span text:style-name="T3">We will represent pieces by binary codes to go faster analyzing it (a map is a good beginning). See more on the next part : detailed todo list (input/output part)</text:span></text:p>
        </text:list-item>
        <text:list-item>
          <text:p text:style-name="P7"><text:span text:style-name="T3">add the creation of a file to create the game, listing all moves</text:span></text:p>
        </text:list-item>
      </text:list>
      <text:p text:style-name="P15"/>
      <text:h text:style-name="P12" text:outline-level="1">Detailed todo list (mostly to AVOID next fights)</text:h>
      <text:list xml:id="list6404512426018376508" text:style-name="L3">
        <text:list-item>
          <text:h text:style-name="P13" text:outline-level="1"><text:span text:style-name="T9">Parallelization implementation (Mikail) :</text:span></text:h>
          <text:list>
            <text:list-item>
              <text:p text:style-name="P18"><text:span text:style-name="T3">Look for a framework that will talk with messages between threads. </text:span></text:p>
            </text:list-item>
            <text:list-item>
              <text:p text:style-name="P18"><text:span text:style-name="T3">Does MPI support asynchronous communication (blocking and none blocking) ?</text:span></text:p>
            </text:list-item>
          </text:list>
        </text:list-item>
        <text:list-item>
          <text:p text:style-name="P18"><text:span text:style-name="T3">MCTS algorithm implementation (Benoit) : </text:span></text:p>
          <text:list>
            <text:list-item>
              <text:p text:style-name="P18"><text:span text:style-name="T3">Transform Bitboard and moves into an interface (The API part will take care of the move implementation of the interface)</text:span></text:p>
            </text:list-item>
            <text:list-item>
              <text:p text:style-name="P18"><text:span text:style-name="T3">Complete the algorithm with root parallelization</text:span></text:p>
            </text:list-item>
            <text:list-item>
              <text:p text:style-name="P18"><text:span text:style-name="T3">Keep the same algorithm regarding the end of the game (1</text:span><text:span text:style-name="T7">st</text:span><text:span text:style-name="T3"> Fight Point)</text:span></text:p>
            </text:list-item>
            <text:list-item>
              <text:p text:style-name="P18"><text:span text:style-name="T3">Test it (or in front of us)</text:span></text:p>
            </text:list-item>
            <text:list-item>
              <text:p text:style-name="P18"><text:span text:style-name="T3">Use Boost library to do the same thing and compare performance (Boost described as used in the first report) (2</text:span><text:span text:style-name="T7">nd</text:span><text:span text:style-name="T3"> Fight Point)</text:span></text:p>
            </text:list-item>
          </text:list>
        </text:list-item>
        <text:list-item>
          <text:p text:style-name="P18"><text:span text:style-name="T3">General architecture</text:span></text:p>
          <text:list>
            <text:list-item>
              <text:p text:style-name="P18"><text:span text:style-name="T3">Not only diagrams (explanations with it), based on the presentation of the project</text:span></text:p>
            </text:list-item>
            <text:list-item>
              <text:p text:style-name="P18"><text:span text:style-name="T3">talked about secondly architecture, user interfaces</text:span></text:p>
            </text:list-item>
            <text:list-item>
              <text:p text:style-name="P18"><text:span text:style-name="T3">Structures and behaviour of the system, </text:span></text:p>
            </text:list-item>
            <text:list-item>
              <text:p text:style-name="P18"><text:span text:style-name="T3">put details if necessary (and if we have them), in another diagram</text:span></text:p>
            </text:list-item>
            <text:list-item>
              <text:p text:style-name="P18"><text:span text:style-name="T3">Write the input/output of the diagram for the competition between two computers (user of not), using network (find the protocole). Look on Arimaa website. Only boxes for now, but we can add things we know. Add what we will do, not how (avoid), no low level for the program</text:span></text:p>
            </text:list-item>
          </text:list>
        </text:list-item>
      </text:list>
      <text:p text:style-name="P17"><text:span text:style-name="T3"/></text:p>
      <text:h text:style-name="P11" text:outline-level="1">Planification</text:h>
      <text:p text:style-name="P3">Task<text:tab/><text:tab/><text:tab/><text:tab/><text:tab/><text:tab/><text:tab/><text:tab/><text:tab/>Responsible<text:tab/><text:tab/>Deadline</text:p>
      <text:p text:style-name="P3">OpenMP report part<text:tab/><text:tab/><text:tab/><text:tab/><text:tab/><text:tab/><text:tab/>Benoit<text:tab/>and Baptiste<text:tab/>11/19</text:p>
      <text:p text:style-name="P3">MCTS report part<text:tab/><text:tab/><text:tab/><text:tab/><text:tab/><text:tab/><text:tab/>Benoit<text:tab/><text:tab/><text:tab/>11/19</text:p>
      <text:p text:style-name="P3">MPI report part<text:tab/><text:tab/><text:tab/><text:tab/><text:tab/><text:tab/><text:tab/>Mikail<text:tab/><text:tab/><text:tab/>11/19</text:p>
      <text:p text:style-name="P3">Parallelization method report part<text:tab/><text:tab/><text:tab/><text:tab/><text:tab/>Mikail<text:tab/><text:tab/><text:tab/>11/19</text:p>
      <text:p text:style-name="P3">OpenAcc report part<text:tab/><text:tab/><text:tab/><text:tab/><text:tab/><text:tab/><text:tab/>Baptiste<text:tab/><text:tab/>11/19</text:p>
      <text:p text:style-name="P3">Behaviour of the game report part<text:tab/><text:tab/><text:tab/><text:tab/><text:tab/>Gabriel<text:tab/><text:tab/>11/19</text:p>
      <text:p text:style-name="P3">General Architecture review<text:tab/><text:tab/><text:tab/><text:tab/><text:tab/><text:tab/>Gabriel<text:tab/><text:tab/>11/19</text:p>
      <text:p text:style-name="P3">Conclusion report part<text:tab/><text:tab/><text:tab/><text:tab/><text:tab/><text:tab/>Gabriel<text:tab/><text:tab/>11/19</text:p>
      <text:p text:style-name="P3">Input/Output report part<text:tab/><text:tab/><text:tab/><text:tab/><text:tab/><text:tab/>Dan<text:tab/><text:tab/><text:tab/>11/19</text:p>
      <text:p text:style-name="P3"><text:soft-page-break/>Introduction report part<text:tab/><text:tab/><text:tab/><text:tab/><text:tab/><text:tab/>Dan<text:tab/><text:tab/><text:tab/>11/19</text:p>
      <text:p text:style-name="P3">Abstract report part<text:tab/><text:tab/><text:tab/><text:tab/><text:tab/><text:tab/><text:tab/>Prateek<text:tab/><text:tab/>11/19</text:p>
      <text:p text:style-name="P3">API report part<text:tab/><text:tab/><text:tab/><text:tab/><text:tab/><text:tab/><text:tab/>Prateek<text:tab/><text:tab/>11/19<text:tab/><text:tab/></text:p>
      <text:p text:style-name="P3">First draft of the report<text:tab/><text:tab/><text:tab/><text:tab/><text:tab/><text:tab/>Everyone<text:tab/><text:tab/>11/19</text:p>
      <text:p text:style-name="P3">Last draft of the report<text:tab/><text:tab/><text:tab/><text:tab/><text:tab/><text:tab/>Everyone<text:tab/><text:tab/>11/26</text:p>
      <text:p text:style-name="P3">Due date for the report<text:tab/><text:tab/><text:tab/><text:tab/><text:tab/><text:tab/>Dan<text:tab/><text:tab/><text:tab/>11/27</text:p>
      <text:p text:style-name="P3">OpenMP implementation<text:tab/><text:tab/><text:tab/><text:tab/><text:tab/><text:tab/>Not decided<text:tab/>Begin after 11/19</text:p>
      <text:h text:style-name="P10" text:outline-level="1">Finish the game application<text:tab/><text:tab/><text:tab/><text:tab/><text:tab/><text:tab/>Gabriel<text:tab/><text:tab/>12/18</text:h>
      <text:h text:style-name="P1" text:outline-level="1">Next meeting : 11/1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mily-generic="roman"/>
    <style:font-face style:name="TimesNewRomanPSMT1" svg:font-family="TimesNewRomanPSMT" style:font-family-generic="roman"/>
    <style:font-face style:name="TimesNewRomanPSMT" svg:font-family="TimesNewRomanPSMT"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 </meta:initial-creator>
    <meta:creation-date>2014-09-24T22:08:19.86</meta:creation-date>
    <dc:date>2014-11-06T01:05:38.89</dc:date>
    <dc:creator>Dan </dc:creator>
    <meta:editing-duration>PT17H34M51S</meta:editing-duration>
    <meta:editing-cycles>430</meta:editing-cycles>
    <meta:generator>OpenOffice/4.1.1$Win32 OpenOffice.org_project/411m6$Build-9775</meta:generator>
    <meta:document-statistic meta:table-count="0" meta:image-count="0" meta:object-count="0" meta:page-count="3" meta:paragraph-count="59" meta:word-count="1214" meta:character-count="7188"/>
  </office:meta>
</office:document-meta>
</file>